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objectwithoutfill">
      <style:graphic-properties svg:stroke-color="#000000" draw:marker-end="Rounded_20_short_20_Arrow" draw:marker-end-width="1.016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color="#000000" draw:marker-end="Rounded_20_large_20_Arrow" draw:marker-end-width="0.508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dash" draw:stroke-dash="Ultrafine_20_2_20_Dots_20_3_20_Dashes" svg:stroke-color="#3465a4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1" style:family="graphic" style:parent-style-name="objectwithoutfill">
      <style:graphic-properties svg:stroke-color="#000000" draw:marker-end="Rounded_20_large_20_Arrow" draw:marker-end-width="0.61cm" draw:fill="none" draw:textarea-vertical-align="middle"/>
    </style:style>
    <style:style style:name="gr12" style:family="graphic" style:parent-style-name="objectwithoutfill">
      <style:graphic-properties svg:stroke-color="#000000" draw:marker-end="Rounded_20_short_20_Arrow" draw:marker-end-width="0.61cm" draw:fill="none" draw:textarea-vertical-align="middle"/>
    </style:style>
    <style:style style:name="gr13" style:family="graphic" style:parent-style-name="objectwithoutfill">
      <style:graphic-properties svg:stroke-color="#000000" draw:marker-end="Rounded_20_large_20_Arrow" draw:marker-end-width="0.559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15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18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4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25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463cm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02cm" fo:min-width="0.997cm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1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gr34" style:family="graphic" style:parent-style-name="standard">
      <style:graphic-properties draw:textarea-horizontal-align="justify" draw:textarea-vertical-align="middle" draw:auto-grow-height="false" fo:min-height="3.052cm" fo:min-width="2.85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36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376cm" fo:padding-top="0.176cm" fo:padding-bottom="0.176cm" fo:padding-left="0.301cm" fo:padding-right="0.30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6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0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122cm" fo:padding-top="0.176cm" fo:padding-bottom="0.176cm" fo:padding-left="0.301cm" fo:padding-right="0.301cm"/>
    </style:style>
    <style:style style:name="gr41" style:family="graphic" style:parent-style-name="standard">
      <style:graphic-properties draw:stroke="dash" draw:stroke-dash="Fine_20_Dashed" svg:stroke-width="0.203cm" svg:stroke-color="#a600a8" draw:marker-start-width="0.812cm" draw:marker-end-width="0.812cm" draw:fill="none" draw:textarea-horizontal-align="justify" draw:textarea-vertical-align="middle" draw:auto-grow-height="false" fo:min-height="5.908cm" fo:min-width="3.626cm" fo:padding-top="0.226cm" fo:padding-bottom="0.226cm" fo:padding-left="0.351cm" fo:padding-right="0.351cm"/>
    </style:style>
    <style:style style:name="gr42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svg:stroke-width="0.152cm" svg:stroke-color="#000080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gr45" style:family="graphic" style:parent-style-name="standard">
      <style:graphic-properties draw:stroke="dash" draw:stroke-dash="Ultrafine_20_2_20_Dots_20_3_20_Dashes" svg:stroke-width="0.152cm" svg:stroke-color="#00803f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outline1">
      <style:graphic-properties draw:stroke="none" draw:fill="none" fo:min-height="2.51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84cm"/>
    </style:style>
    <style:style style:name="ro2" style:family="table-row">
      <style:table-row-properties style:row-height="1.999cm"/>
    </style:style>
    <style:style style:name="ro3" style:family="table-row">
      <style:table-row-properties style:row-height="1.72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>
        <style:tab-stops/>
      </style:paragraph-properties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11" style:family="paragraph">
      <loext:graphic-properties draw:fill="none" draw:fill-color="#ffffff"/>
      <style:text-properties fo:font-size="66pt" style:font-size-asian="18pt" style:font-size-complex="18pt"/>
    </style:style>
    <style:style style:name="P12" style:family="paragraph">
      <loext:graphic-properties draw:fill="none" draw:fill-color="#ffffff"/>
      <style:text-properties fo:font-size="54pt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14" style:family="paragraph">
      <style:paragraph-properties fo:text-align="end" style:writing-mode="lr-tb"/>
    </style:style>
    <style:style style:name="P15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16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17" style:family="paragraph">
      <loext:graphic-properties draw:fill="none" draw:fill-color="#ffffff"/>
      <style:paragraph-properties fo:text-align="end" style:writing-mode="lr-tb"/>
      <style:text-properties style:use-window-font-color="true" fo:font-size="44pt" style:font-size-asian="18pt" style:font-size-complex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use-window-font-color="true" fo:font-size="44pt" style:font-size-asian="18pt" style:font-size-complex="18pt"/>
    </style:style>
    <style:style style:name="P19" style:family="paragraph">
      <loext:graphic-properties draw:fill="none" draw:fill-color="#ffffff"/>
      <style:paragraph-properties fo:text-align="end" style:writing-mode="lr-tb"/>
      <style:text-properties style:use-window-font-color="true" fo:font-size="32pt" style:font-size-asian="18pt" style:font-size-complex="18pt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 draw:fill-color="#ffffff"/>
      <style:paragraph-properties fo:text-align="start" style:writing-mode="lr-tb"/>
      <style:text-properties style:use-window-font-color="true" fo:font-size="32pt" style:font-size-asian="18pt" style:font-size-complex="18pt"/>
    </style:style>
    <style:style style:name="P22" style:family="paragraph">
      <loext:graphic-properties draw:fill="none"/>
      <style:paragraph-properties style:writing-mode="lr-tb">
        <style:tab-stops/>
      </style:paragraph-properties>
      <style:text-properties fo:font-size="40pt" style:font-size-asian="32pt" style:font-size-complex="32pt"/>
    </style:style>
    <style:style style:name="P23" style:family="paragraph">
      <loext:graphic-properties draw:fill="none" draw:fill-color="#ffffff"/>
      <style:text-properties fo:font-size="54pt" style:text-underline-style="solid" style:text-underline-width="auto" style:text-underline-color="font-color" style:font-size-asian="18pt" style:font-size-complex="18pt"/>
    </style:style>
    <style:style style:name="P24" style:family="paragraph">
      <style:paragraph-properties fo:text-align="center"/>
      <style:text-properties fo:font-size="32pt" style:font-size-asian="18pt" style:font-size-complex="18pt"/>
    </style:style>
    <style:style style:name="P25" style:family="paragraph">
      <style:paragraph-properties fo:text-align="center"/>
      <style:text-properties fo:font-size="36pt" style:font-size-asian="18pt" style:font-size-complex="18pt"/>
    </style:style>
    <style:style style:name="P26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use-window-font-color="true" fo:font-size="36pt" style:font-size-asian="18pt" style:font-size-complex="18pt"/>
    </style:style>
    <style:style style:name="P28" style:family="paragraph">
      <loext:graphic-properties draw:fill="none" draw:fill-color="#ffffff"/>
      <style:text-properties fo:color="#00803f" fo:font-size="2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color="#ff0000" fo:font-size="96pt" style:font-size-asian="18pt" style:font-size-complex="18pt"/>
    </style:style>
    <style:style style:name="T3" style:family="text">
      <style:text-properties fo:font-size="66pt" style:font-size-asian="18pt" style:font-size-complex="18pt"/>
    </style:style>
    <style:style style:name="T4" style:family="text">
      <style:text-properties fo:font-size="54pt" style:font-size-asian="18pt" style:font-size-complex="18pt"/>
    </style:style>
    <style:style style:name="T5" style:family="text">
      <style:text-properties fo:color="#ff0000" fo:font-size="44pt" style:font-size-asian="18pt" style:font-size-complex="18pt"/>
    </style:style>
    <style:style style:name="T6" style:family="text">
      <style:text-properties fo:color="#0000ff" fo:font-size="44pt" style:font-size-asian="18pt" style:font-size-complex="18pt"/>
    </style:style>
    <style:style style:name="T7" style:family="text">
      <style:text-properties style:use-window-font-color="true" fo:font-size="44pt" style:font-size-asian="18pt" style:font-size-complex="18pt"/>
    </style:style>
    <style:style style:name="T8" style:family="text">
      <style:text-properties fo:color="#ffffff" fo:font-size="44pt" style:font-size-asian="18pt" style:font-size-complex="18pt"/>
    </style:style>
    <style:style style:name="T9" style:family="text">
      <style:text-properties style:use-window-font-color="true" fo:font-size="32pt" style:font-size-asian="18pt" style:font-size-complex="18pt"/>
    </style:style>
    <style:style style:name="T10" style:family="text">
      <style:text-properties fo:font-size="40pt" style:font-size-asian="32pt" style:font-size-complex="32pt"/>
    </style:style>
    <style:style style:name="T11" style:family="text">
      <style:text-properties fo:font-size="54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32pt" style:font-size-asian="18pt" style:font-size-complex="18pt"/>
    </style:style>
    <style:style style:name="T13" style:family="text">
      <style:text-properties fo:font-size="36pt" style:font-size-asian="18pt" style:font-size-complex="18pt"/>
    </style:style>
    <style:style style:name="T14" style:family="text">
      <style:text-properties fo:color="#0000ff" fo:font-size="36pt" style:font-size-asian="18pt" style:font-size-complex="18pt"/>
    </style:style>
    <style:style style:name="T15" style:family="text">
      <style:text-properties style:use-window-font-color="true" fo:font-size="36pt" style:font-size-asian="18pt" style:font-size-complex="18pt"/>
    </style:style>
    <style:style style:name="T16" style:family="text">
      <style:text-properties fo:color="#ffffff" fo:font-size="36pt" style:font-size-asian="18pt" style:font-size-complex="18pt"/>
    </style:style>
    <style:style style:name="T17" style:family="text">
      <style:text-properties fo:color="#00803f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th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will be an Ethereum contract: Casper contract</text:p>
              </text:list-item>
              <text:list-item>
                <text:p>Validators can send messages to the Casper contract.</text:p>
              </text:list-item>
              <text:list-item>
                <text:p>Everything in this talk is seen from the Casper contra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te(epoch, hash, source) by a validator</text:p>
                <text:p/>
              </text:list-item>
              <text:list-item>
                <text:p>For example<text:line-break/>Vote(104, 0xabcdef…, 100)</text:p>
              </text:list-item>
            </text:list>
          </draw:text-box>
        </draw:frame>
        <draw:custom-shape draw:style-name="gr2" draw:text-style-name="P2" xml:id="id1" draw:id="id1" draw:layer="layout" svg:width="1.27cm" svg:height="1.27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cm" svg:height="1.27cm" svg:x="14.732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7cm" svg:height="1.27cm" svg:x="14.732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27cm" svg:height="1.27cm" svg:x="14.732cm" svg:y="18.0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5.6946631501583cm)" svg:viewBox="0 0 5389 5111" draw:points="0,5111 3368,5111 5389,2713 4642,0">
          <text:p/>
        </draw:polyline>
        <draw:frame presentation:style-name="pr5" draw:text-style-name="P5" draw:layer="layout" svg:width="11.66cm" svg:height="1.016cm" svg:x="15.264cm" svg:y="11.43cm">
          <draw:text-box>
            <text:list text:style-name="L2">
              <text:list-header>
                <text:p text:style-name="P4">0xabcdef… at epoch 104</text:p>
              </text:list-header>
            </text:list>
          </draw:text-box>
        </draw:frame>
        <draw:frame presentation:style-name="pr5" draw:text-style-name="P5" draw:layer="layout" svg:width="11.66cm" svg:height="1.016cm" svg:x="15.494cm" svg:y="18.034cm">
          <draw:text-box>
            <text:list text:style-name="L2">
              <text:list-header>
                <text:p text:style-name="P4">The ancestor at epoch 100</text:p>
              </text:list-header>
            </text:list>
          </draw:text-box>
        </draw:frame>
        <draw:frame presentation:style-name="pr5" draw:text-style-name="P5" draw:layer="layout" svg:width="10.668cm" svg:height="4.826cm" svg:x="1.27cm" svg:y="12.7cm">
          <draw:text-box>
            <text:list text:style-name="L2">
              <text:list-item>
                <text:p text:style-name="P4">Voting for 0xabcdef…,<text:line-break/>citing the ancestor at epoch 100 as<text:line-break/>a source (or an anchor)</text:p>
              </text:list-item>
            </text:list>
          </draw:text-box>
        </draw:frame>
        <draw:connector draw:style-name="gr4" draw:text-style-name="P2" draw:layer="layout" svg:x1="15.367cm" svg:y1="12.7cm" svg:x2="15.367cm" svg:y2="12.954cm" draw:start-shape="id1" draw:start-glue-point="2" draw:end-shape="id2" draw:end-glue-point="0" svg:d="M15367 12700v254" svg:viewBox="0 0 1 255">
          <text:p/>
        </draw:connector>
        <draw:connector draw:style-name="gr4" draw:text-style-name="P2" draw:layer="layout" svg:x1="15.367cm" svg:y1="14.224cm" svg:x2="15.367cm" svg:y2="14.732cm" draw:start-shape="id2" draw:start-glue-point="2" draw:end-shape="id3" draw:end-glue-point="0" svg:d="M15367 14224v508" svg:viewBox="0 0 1 509">
          <text:p/>
        </draw:connector>
        <draw:connector draw:style-name="gr4" draw:text-style-name="P2" draw:layer="layout" svg:x1="15.367cm" svg:y1="16.002cm" svg:x2="15.371cm" svg:y2="16.31cm" draw:start-shape="id3" draw:start-glue-point="2" svg:d="M15367 16002v501h4v-193" svg:viewBox="0 0 5 502">
          <text:p/>
        </draw:connector>
        <draw:connector draw:style-name="gr4" draw:text-style-name="P2" draw:layer="layout" svg:x1="15.367cm" svg:y1="17.78cm" svg:x2="15.367cm" svg:y2="18.034cm" draw:start-shape="id4" draw:start-glue-point="2" draw:end-shape="id5" draw:end-glue-point="0" svg:d="M15367 177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frame presentation:style-name="pr4" draw:layer="layout" svg:width="25.199cm" svg:height="4.064cm" svg:x="1.4cm" svg:y="15.748cm" presentation:class="outline" presentation:user-transformed="true">
          <draw:text-box>
            <text:list text:style-name="L2">
              <text:list-item>
                <text:p>Eve’s deposits are gone<text:line-break/>if a and b are different.</text:p>
              </text:list-item>
            </text:list>
          </draw:text-box>
        </draw:frame>
        <draw:custom-shape draw:style-name="gr5" draw:text-style-name="P2" draw:layer="layout" svg:width="1.27cm" svg:height="1.27cm" svg:x="10.414cm" svg:y="5.588cm">
          <text:p text:style-name="P2">a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3.9851759172964cm 9.85266315015821cm)" svg:viewBox="0 0 5389 5111" draw:points="0,5111 3368,5111 5389,2713 4642,0">
          <text:p/>
        </draw:polyline>
        <draw:custom-shape draw:style-name="gr5" draw:text-style-name="P2" draw:layer="layout" svg:width="1.27cm" svg:height="1.27cm" svg:x="19.05cm" svg:y="5.588cm">
          <text:p text:style-name="P2">b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763cm" svg:height="5.785cm" draw:transform="skewX (0.399854931631901) rotate (-2.25793245330506) translate (21.9711757845712cm 11.6553040461104cm)" svg:viewBox="0 0 5764 5786" draw:points="0,5785 3603,5786 5764,3071 4966,0">
          <text:p/>
        </draw:polyline>
        <draw:frame presentation:style-name="pr5" draw:text-style-name="P5" draw:layer="layout" svg:width="7.62cm" svg:height="1.27cm" svg:x="0.1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9.3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custom-shape draw:style-name="gr2" draw:text-style-name="P2" xml:id="id6" draw:id="id6" draw:layer="layout" svg:width="1.27cm" svg:height="1.27cm" svg:x="13.97cm" svg:y="6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27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27cm" svg:height="1.27cm" svg:x="13.97cm" svg:y="9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27cm" svg:height="1.27cm" svg:x="13.97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7.5411759172964cm 10.3606631501583cm)" svg:viewBox="0 0 5389 5111" draw:points="0,5111 3368,5111 5389,2713 4642,0">
          <text:p/>
        </draw:polyline>
        <draw:frame presentation:style-name="pr5" draw:text-style-name="P5" draw:layer="layout" svg:width="7.62cm" svg:height="1.27cm" svg:x="3.556cm" svg:y="8.382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polyline draw:style-name="gr3" draw:text-style-name="P3" draw:layer="layout" svg:width="5.132cm" svg:height="4.496cm" draw:transform="skewX (0.334405084682113) rotate (2.62776772180266) translate (16.1385814495425cm 12.2874605563532cm)" svg:viewBox="0 0 5133 4497" draw:points="5133,4497 1925,4497 0,2387 711,0">
          <text:p/>
        </draw:polyline>
        <draw:frame presentation:style-name="pr5" draw:text-style-name="P5" draw:layer="layout" svg:width="7.62cm" svg:height="1.27cm" svg:x="17.272cm" svg:y="8.128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2.766cm" svg:x="3.556cm" svg:y="16.002cm">
          <draw:text-box>
            <text:list text:style-name="L2">
              <text:list-item>
                <text:p>Eve’s deposits are gone<text:line-break/>if sources are different for the same epoch.</text:p>
              </text:list-item>
            </text:list>
          </draw:text-box>
        </draw:frame>
        <draw:connector draw:style-name="gr4" draw:text-style-name="P2" draw:layer="layout" svg:x1="14.605cm" svg:y1="7.366cm" svg:x2="14.605cm" svg:y2="7.62cm" draw:start-shape="id6" draw:start-glue-point="2" draw:end-shape="id7" draw:end-glue-point="0" svg:d="M14605 7366v254" svg:viewBox="0 0 1 255">
          <text:p/>
        </draw:connector>
        <draw:connector draw:style-name="gr4" draw:text-style-name="P2" draw:layer="layout" svg:x1="14.605cm" svg:y1="8.89cm" svg:x2="14.605cm" svg:y2="9.398cm" draw:start-shape="id7" draw:start-glue-point="2" draw:end-shape="id8" draw:end-glue-point="0" svg:d="M14605 8890v508" svg:viewBox="0 0 1 509">
          <text:p/>
        </draw:connector>
        <draw:connector draw:style-name="gr4" draw:text-style-name="P2" draw:layer="layout" svg:x1="14.605cm" svg:y1="10.668cm" svg:x2="14.605cm" svg:y2="11.176cm" draw:start-shape="id8" draw:start-glue-point="2" draw:end-shape="id9" draw:end-glue-point="0" svg:d="M14605 10668v508" svg:viewBox="0 0 1 509">
          <text:p/>
        </draw:connector>
        <draw:connector draw:style-name="gr4" draw:text-style-name="P2" draw:layer="layout" svg:x1="14.605cm" svg:y1="12.446cm" svg:x2="14.605cm" svg:y2="12.7cm" draw:start-shape="id9" draw:start-glue-point="2" draw:end-shape="id10" draw:end-glue-point="0" svg:d="M14605 12446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custom-shape draw:style-name="gr2" draw:text-style-name="P2" xml:id="id11" draw:id="id11" draw:layer="layout" svg:width="1.27cm" svg:height="1.27cm" svg:x="12.446cm" svg:y="4.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27cm" svg:height="1.27cm" svg:x="12.446cm" svg:y="11.8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526cm" svg:height="5.381cm" draw:transform="skewX (-0.0926769832808989) rotate (-2.51257599117104) translate (16.0163424521909cm 9.2928899730336cm)" svg:viewBox="0 0 5527 5382" draw:points="0,5381 3455,5382 5527,2857 4761,0">
          <text:p/>
        </draw:polyline>
        <draw:custom-shape draw:style-name="gr2" draw:text-style-name="P2" xml:id="id13" draw:id="id13" draw:layer="layout" svg:width="1.27cm" svg:height="1.27cm" svg:x="22.712cm" svg:y="6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27cm" svg:height="1.27cm" svg:x="22.71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27cm" svg:height="1.27cm" svg:x="22.712cm" svg:y="9.808cm">
          <text:p/>
          <draw:enhanced-geometry svg:viewBox="0 0 21600 21600" draw:type="rectangle" draw:enhanced-path="M 0 0 L 21600 0 21600 21600 0 21600 0 0 Z N"/>
        </draw:custom-shape>
        <draw:polyline draw:style-name="gr6" draw:text-style-name="P3" draw:layer="layout" svg:width="2.908cm" svg:height="3.414cm" draw:transform="skewX (-0.00872664625997162) rotate (-2.68204746153969) translate (23.9992789613197cm 9.80724809569635cm)" svg:viewBox="0 0 2909 3415" draw:points="0,3415 1984,3415 2909,1577 1720,0">
          <text:p/>
        </draw:polyline>
        <draw:line draw:style-name="gr7" draw:text-style-name="P3" draw:layer="layout" svg:x1="5.588cm" svg:y1="5.998cm" svg:x2="26.162cm" svg:y2="5.998cm">
          <text:p/>
        </draw:line>
        <draw:line draw:style-name="gr7" draw:text-style-name="P3" draw:layer="layout" svg:x1="5.588cm" svg:y1="11.332cm" svg:x2="26.162cm" svg:y2="11.332cm">
          <text:p/>
        </draw:line>
        <draw:frame presentation:style-name="pr5" draw:text-style-name="P5" draw:layer="layout" svg:width="7.62cm" svg:height="1.27cm" svg:x="2.032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12.954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5.052cm" svg:x="2.794cm" svg:y="14.986cm">
          <draw:text-box>
            <text:list text:style-name="L2">
              <text:list-item>
                <text:p>Eve’s deposits are gone<text:line-break/>if her vote jumps over another<text:line-break/>(judged by epoch heights only)</text:p>
              </text:list-item>
            </text:list>
          </draw:text-box>
        </draw:frame>
        <draw:connector draw:style-name="gr8" draw:text-style-name="P2" draw:layer="layout" svg:x1="13.081cm" svg:y1="5.49cm" svg:x2="13.081cm" svg:y2="11.84cm" draw:start-shape="id11" draw:start-glue-point="2" draw:end-shape="id12" draw:end-glue-point="0" svg:d="M13081 5490v6350" svg:viewBox="0 0 1 6351">
          <text:p/>
        </draw:connector>
        <draw:connector draw:style-name="gr4" draw:text-style-name="P2" draw:layer="layout" svg:x1="23.347cm" svg:y1="7.522cm" svg:x2="23.347cm" svg:y2="8.03cm" draw:start-shape="id13" draw:start-glue-point="2" draw:end-shape="id14" draw:end-glue-point="0" svg:d="M23347 7522v508" svg:viewBox="0 0 1 509">
          <text:p/>
        </draw:connector>
        <draw:connector draw:style-name="gr4" draw:text-style-name="P2" draw:layer="layout" svg:x1="23.347cm" svg:y1="9.3cm" svg:x2="23.347cm" svg:y2="9.808cm" draw:start-shape="id14" draw:start-glue-point="2" draw:end-shape="id15" draw:end-glue-point="0" svg:d="M23347 9300v508" svg:viewBox="0 0 1 509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just need to be careful what you s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have deposits<text:line-break/>Votes can be weighed by deposits</text:p>
          </draw:text-box>
        </draw:frame>
        <draw:custom-shape draw:style-name="gr2" draw:text-style-name="P2" xml:id="id16" draw:id="id1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4.318cm" svg:y="11.176cm">
          <draw:text-box>
            <text:list text:style-name="L2">
              <text:list-item>
                <text:p text:style-name="P4">X-ETH Vote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16" draw:start-glue-point="2" draw:end-shape="id1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17" draw:start-glue-point="2" draw:end-shape="id1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18" draw:start-glue-point="2" draw:end-shape="id1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19" draw:start-glue-point="2" draw:end-shape="id2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ghts can be added</text:p>
          </draw:text-box>
        </draw:frame>
        <draw:custom-shape draw:style-name="gr2" draw:text-style-name="P2" draw:layer="layout" svg:width="1.27cm" svg:height="1.27cm" svg:x="6.8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6cm" svg:y="7.874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draw:layer="layout" svg:width="1.27cm" svg:height="1.27cm" svg:x="15.533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4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19cm" svg:y="7.874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21" draw:id="id21" draw:layer="layout" svg:width="1.27cm" svg:height="1.27cm" svg:x="6.833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27cm" svg:height="1.27cm" svg:x="6.833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.27cm" svg:height="1.27cm" svg:x="6.833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27cm" svg:height="1.27cm" svg:x="6.833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27cm" svg:height="1.27cm" svg:x="6.833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4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5cm" svg:y="7.875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xml:id="id26" draw:id="id26" draw:layer="layout" svg:width="1.27cm" svg:height="1.27cm" svg:x="15.5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27cm" svg:height="1.27cm" svg:x="15.5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27cm" svg:height="1.27cm" svg:x="15.5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27cm" svg:height="1.27cm" svg:x="15.5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27cm" svg:height="1.27cm" svg:x="15.5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2cm" svg:y="7.875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31" draw:id="id31" draw:layer="layout" svg:width="1.27cm" svg:height="1.27cm" svg:x="26.2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27cm" svg:height="1.27cm" svg:x="26.2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27cm" svg:height="1.27cm" svg:x="26.2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27cm" svg:height="1.27cm" svg:x="26.2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27cm" svg:height="1.27cm" svg:x="26.2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29.8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18.32cm" svg:y="7.875cm">
          <draw:text-box>
            <text:list text:style-name="L2">
              <text:list-header>
                <text:p text:style-name="P4">(X+Y)-ETH Vote</text:p>
              </text:list-header>
            </text:list>
          </draw:text-box>
        </draw:frame>
        <draw:connector draw:style-name="gr4" draw:text-style-name="P2" draw:layer="layout" svg:x1="7.468cm" svg:y1="9.301cm" svg:x2="7.468cm" svg:y2="9.555cm" draw:start-shape="id21" draw:start-glue-point="2" draw:end-shape="id22" draw:end-glue-point="0" svg:d="M7468 9301v254" svg:viewBox="0 0 1 255">
          <text:p/>
        </draw:connector>
        <draw:connector draw:style-name="gr4" draw:text-style-name="P2" draw:layer="layout" svg:x1="7.468cm" svg:y1="10.825cm" svg:x2="7.468cm" svg:y2="11.333cm" draw:start-shape="id22" draw:start-glue-point="2" draw:end-shape="id23" draw:end-glue-point="0" svg:d="M7468 10825v508" svg:viewBox="0 0 1 509">
          <text:p/>
        </draw:connector>
        <draw:connector draw:style-name="gr4" draw:text-style-name="P2" draw:layer="layout" svg:x1="7.468cm" svg:y1="12.603cm" svg:x2="7.468cm" svg:y2="13.111cm" draw:start-shape="id23" draw:start-glue-point="2" draw:end-shape="id24" draw:end-glue-point="0" svg:d="M7468 12603v508" svg:viewBox="0 0 1 509">
          <text:p/>
        </draw:connector>
        <draw:connector draw:style-name="gr4" draw:text-style-name="P2" draw:layer="layout" svg:x1="7.468cm" svg:y1="14.381cm" svg:x2="7.468cm" svg:y2="14.635cm" draw:start-shape="id24" draw:start-glue-point="2" draw:end-shape="id25" draw:end-glue-point="0" svg:d="M7468 14381v254" svg:viewBox="0 0 1 255">
          <text:p/>
        </draw:connector>
        <draw:connector draw:style-name="gr4" draw:text-style-name="P2" draw:layer="layout" svg:x1="16.169cm" svg:y1="9.301cm" svg:x2="16.169cm" svg:y2="9.555cm" draw:start-shape="id26" draw:start-glue-point="2" draw:end-shape="id27" draw:end-glue-point="0" svg:d="M16169 9301v254" svg:viewBox="0 0 1 255">
          <text:p/>
        </draw:connector>
        <draw:connector draw:style-name="gr4" draw:text-style-name="P2" draw:layer="layout" svg:x1="16.169cm" svg:y1="10.825cm" svg:x2="16.169cm" svg:y2="11.333cm" draw:start-shape="id27" draw:start-glue-point="2" draw:end-shape="id28" svg:d="M16169 10825v508" svg:viewBox="0 0 1 509">
          <text:p/>
        </draw:connector>
        <draw:connector draw:style-name="gr4" draw:text-style-name="P2" draw:layer="layout" svg:x1="16.169cm" svg:y1="12.603cm" svg:x2="16.169cm" svg:y2="13.111cm" draw:start-shape="id28" draw:start-glue-point="2" draw:end-shape="id29" draw:end-glue-point="0" svg:d="M16169 12603v508" svg:viewBox="0 0 1 509">
          <text:p/>
        </draw:connector>
        <draw:connector draw:style-name="gr4" draw:text-style-name="P2" draw:layer="layout" svg:x1="16.169cm" svg:y1="14.381cm" svg:x2="16.169cm" svg:y2="14.635cm" draw:start-shape="id29" draw:start-glue-point="2" draw:end-shape="id30" draw:end-glue-point="0" svg:d="M16169 14381v254" svg:viewBox="0 0 1 255">
          <text:p/>
        </draw:connector>
        <draw:connector draw:style-name="gr4" draw:text-style-name="P2" draw:layer="layout" svg:x1="26.869cm" svg:y1="9.301cm" svg:x2="26.869cm" svg:y2="9.555cm" draw:start-shape="id31" draw:start-glue-point="2" draw:end-shape="id32" draw:end-glue-point="0" svg:d="M26869 9301v254" svg:viewBox="0 0 1 255">
          <text:p/>
        </draw:connector>
        <draw:connector draw:style-name="gr4" draw:text-style-name="P2" draw:layer="layout" svg:x1="26.869cm" svg:y1="10.825cm" svg:x2="26.859cm" svg:y2="11.123cm" draw:start-shape="id32" draw:start-glue-point="2" svg:d="M26869 10825v501h-10v-203" svg:viewBox="0 0 11 502">
          <text:p/>
        </draw:connector>
        <draw:connector draw:style-name="gr4" draw:text-style-name="P2" draw:layer="layout" svg:x1="26.869cm" svg:y1="12.603cm" svg:x2="26.869cm" svg:y2="13.111cm" draw:start-shape="id33" draw:start-glue-point="2" draw:end-shape="id34" draw:end-glue-point="0" svg:d="M26869 12603v508" svg:viewBox="0 0 1 509">
          <text:p/>
        </draw:connector>
        <draw:connector draw:style-name="gr4" draw:text-style-name="P2" draw:layer="layout" svg:x1="26.869cm" svg:y1="14.381cm" svg:x2="26.869cm" svg:y2="14.635cm" draw:start-shape="id34" draw:start-glue-point="2" draw:end-shape="id35" draw:end-glue-point="0" svg:d="M26869 14381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tio in the whole deposits</text:p>
          </draw:text-box>
        </draw:frame>
        <draw:custom-shape draw:style-name="gr2" draw:text-style-name="P2" xml:id="id36" draw:id="id3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7" draw:layer="layout" svg:width="7.62cm" svg:height="1.27cm" svg:x="4.318cm" svg:y="11.176cm">
          <draw:text-box>
            <text:list text:style-name="L2">
              <text:list-item>
                <text:p text:style-name="P4"><text:span text:style-name="T1">2/3 Vote</text:span>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36" draw:start-glue-point="2" draw:end-shape="id3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37" draw:start-glue-point="2" draw:end-shape="id3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38" draw:start-glue-point="2" draw:end-shape="id3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39" draw:start-glue-point="2" draw:end-shape="id4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stified Blocks</text:p>
          </draw:text-box>
        </draw:frame>
        <draw:custom-shape draw:style-name="gr2" draw:text-style-name="P2" xml:id="id41" draw:id="id41" draw:layer="layout" svg:width="1.27cm" svg:height="1.27cm" svg:x="9.144cm" svg:y="4.3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2" draw:id="id42" draw:layer="layout" svg:width="1.27cm" svg:height="1.27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27cm" svg:height="1.27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5" draw:id="id45" draw:layer="layout" svg:width="1.27cm" svg:height="1.27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6" draw:id="id46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7" draw:id="id47" draw:layer="layout" svg:width="1.27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8" draw:id="id48" draw:layer="layout" svg:width="2.286cm" svg:height="1.27cm" svg:x="11.684cm" svg:y="13.97cm">
          <text:p text:style-name="P2">gen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9" draw:id="id49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27cm" svg:height="1.27cm" svg:x="9.144cm" svg:y="7.366cm">
          <text:p/>
          <draw:enhanced-geometry svg:viewBox="0 0 21600 21600" draw:type="rectangle" draw:enhanced-path="M 0 0 L 21600 0 21600 21600 0 21600 0 0 Z N"/>
        </draw:custom-shape>
        <draw:polyline draw:style-name="gr11" draw:text-style-name="P3" draw:layer="layout" svg:width="6.165cm" svg:height="7.45cm" draw:transform="skewX (0.0623082542961976) rotate (-2.80631490428168) translate (11.43cm 14.732cm)" svg:viewBox="0 0 6166 7451" draw:points="1004,7451 4862,7449 6166,2893 0,0">
          <text:p/>
        </draw:polyline>
        <draw:polyline draw:style-name="gr11" draw:text-style-name="P3" draw:layer="layout" svg:width="5.984cm" svg:height="5.637cm" draw:transform="skewX (0.0314159265358979) rotate (-2.91435078498013) translate (11.684cm 14.732cm)" svg:viewBox="0 0 5985 5638" draw:points="2012,5638 5391,5638 5985,2668 0,0">
          <text:p/>
        </draw:polyline>
        <draw:polyline draw:style-name="gr12" draw:text-style-name="P3" draw:layer="layout" svg:width="3.338cm" svg:height="4.247cm" draw:transform="rotate (-2.96182374063438) translate (9.64962611890581cm 9.00595253766043cm)" svg:viewBox="0 0 3339 4248" draw:points="0,4248 2840,4248 3339,1499 772,0">
          <text:p/>
        </draw:polyline>
        <draw:connector draw:style-name="gr4" draw:text-style-name="P2" draw:layer="layout" svg:x1="9.779cm" svg:y1="5.613cm" svg:x2="9.779cm" svg:y2="5.842cm" draw:start-shape="id41" draw:start-glue-point="2" draw:end-shape="id42" draw:end-glue-point="0" svg:d="M9779 5613v229" svg:viewBox="0 0 1 230">
          <text:p/>
        </draw:connector>
        <draw:connector draw:style-name="gr4" draw:text-style-name="P2" draw:layer="layout" svg:x1="9.779cm" svg:y1="7.112cm" svg:x2="9.779cm" svg:y2="7.366cm" draw:start-shape="id42" draw:start-glue-point="2" draw:end-shape="id43" draw:end-glue-point="0" svg:d="M9779 7112v254" svg:viewBox="0 0 1 255">
          <text:p/>
        </draw:connector>
        <draw:connector draw:style-name="gr4" draw:text-style-name="P2" draw:layer="layout" svg:x1="9.779cm" svg:y1="8.636cm" svg:x2="9.779cm" svg:y2="8.89cm" draw:start-shape="id43" draw:start-glue-point="2" draw:end-shape="id44" draw:end-glue-point="0" svg:d="M9779 8636v254" svg:viewBox="0 0 1 255">
          <text:p/>
        </draw:connector>
        <draw:connector draw:style-name="gr4" draw:text-style-name="P2" draw:layer="layout" svg:x1="9.779cm" svg:y1="10.16cm" svg:x2="9.779cm" svg:y2="10.414cm" draw:start-shape="id44" draw:start-glue-point="2" draw:end-shape="id45" draw:end-glue-point="0" svg:d="M9779 10160v254" svg:viewBox="0 0 1 255">
          <text:p/>
        </draw:connector>
        <draw:connector draw:style-name="gr4" draw:text-style-name="P2" draw:layer="layout" draw:line-skew="-0.247cm 0cm 0.501cm" svg:x1="12.065cm" svg:y1="10.16cm" svg:x2="9.779cm" svg:y2="10.414cm" draw:start-shape="id46" draw:start-glue-point="2" draw:end-shape="id45" draw:end-glue-point="0" svg:d="M12065 10160v254h-1143-1143" svg:viewBox="0 0 2287 255">
          <text:p/>
        </draw:connector>
        <draw:connector draw:style-name="gr4" draw:text-style-name="P2" draw:layer="layout" svg:x1="9.779cm" svg:y1="11.684cm" svg:x2="9.779cm" svg:y2="11.938cm" draw:start-shape="id45" draw:start-glue-point="2" draw:end-shape="id47" draw:end-glue-point="0" svg:d="M9779 11684v254" svg:viewBox="0 0 1 255">
          <text:p/>
        </draw:connector>
        <draw:connector draw:style-name="gr4" draw:text-style-name="P2" draw:layer="layout" draw:line-skew="0cm 0cm 0.247cm" svg:x1="9.779cm" svg:y1="13.208cm" svg:x2="12.827cm" svg:y2="13.97cm" draw:start-shape="id47" draw:start-glue-point="2" draw:end-shape="id48" draw:end-glue-point="0" svg:d="M9779 13208v501h1270v7h1778v254" svg:viewBox="0 0 3049 763">
          <text:p/>
        </draw:connector>
        <draw:connector draw:style-name="gr4" draw:text-style-name="P2" draw:layer="layout" svg:x1="15.367cm" svg:y1="11.684cm" svg:x2="15.367cm" svg:y2="11.938cm" draw:start-shape="id49" draw:start-glue-point="2" draw:end-shape="id50" draw:end-glue-point="0" svg:d="M15367 11684v254" svg:viewBox="0 0 1 255">
          <text:p/>
        </draw:connector>
        <draw:connector draw:style-name="gr4" draw:text-style-name="P2" draw:layer="layout" draw:line-skew="0cm -1.263cm 2.279cm" svg:x1="15.367cm" svg:y1="13.208cm" svg:x2="12.827cm" svg:y2="13.97cm" draw:start-shape="id50" draw:start-glue-point="2" draw:end-shape="id48" draw:end-glue-point="0" svg:d="M15367 13208v501h-127v7h-2413v254" svg:viewBox="0 0 2541 763">
          <text:p/>
        </draw:connector>
        <draw:frame presentation:style-name="pr5" draw:text-style-name="P5" draw:layer="layout" svg:width="4.568cm" svg:height="0.747cm" svg:x="4.576cm" svg:y="11.445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5.838cm" svg:height="1.509cm" svg:x="0.508cm" svg:y="5.349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0.512cm" svg:y="11.445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8.292cm" svg:y="13.462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polyline draw:style-name="gr13" draw:text-style-name="P3" draw:layer="layout" svg:width="3.066cm" svg:height="2.953cm" draw:transform="rotate (-0.463733982254894) translate (15.2911247011569cm 12.0903210483418cm)" svg:viewBox="0 0 3067 2954" draw:points="795,0 2499,0 3067,1136 0,2954">
          <text:p/>
        </draw:polyline>
        <draw:custom-shape draw:style-name="gr2" draw:text-style-name="P2" draw:layer="layout" svg:width="1.27cm" svg:height="1.27cm" svg:x="19.558cm" svg:y="1.7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4.568cm" svg:height="0.747cm" svg:x="18.292cm" svg:y="13.463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ized Blocks</text:p>
          </draw:text-box>
        </draw:frame>
        <draw:custom-shape draw:style-name="gr2" draw:text-style-name="P2" xml:id="id52" draw:id="id52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51" draw:id="id51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367cm" svg:y1="11.684cm" svg:x2="15.367cm" svg:y2="11.938cm" draw:start-shape="id51" draw:start-glue-point="2" draw:end-shape="id52" draw:end-glue-point="0" svg:d="M15367 11684v254" svg:viewBox="0 0 1 255">
          <text:p/>
        </draw:connector>
        <draw:frame presentation:style-name="pr5" draw:text-style-name="P5" draw:layer="layout" svg:width="4.568cm" svg:height="0.747cm" svg:x="16.946cm" svg:y="11.437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1.18cm" svg:y="12.207cm">
          <draw:text-box>
            <text:list text:style-name="L2">
              <text:list-header>
                <text:p text:style-name="P4"><text:span text:style-name="T1">justified</text:span></text:p>
              </text:list-header>
            </text:list>
          </draw:text-box>
        </draw:frame>
        <draw:polyline draw:style-name="gr6" draw:text-style-name="P3" draw:layer="layout" svg:width="1.543cm" svg:height="1.742cm" draw:transform="rotate (-0.197396738400559) translate (16.0020002993536cm 10.921998503241cm)" svg:viewBox="0 0 1544 1743" draw:points="0,0 1295,0 1544,1245 349,1743">
          <text:p/>
        </draw:poly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f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finalized blocks fork, we can find 1/3 slash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= v2 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= v2 </text:span><text:span text:style-name="T8">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4" draw:text-style-name="P2" xml:id="id54" draw:id="id54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56" draw:id="id56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12.698cm" svg:x2="15.494cm" svg:y2="11.682cm">
          <text:p/>
        </draw:line>
        <draw:frame draw:style-name="gr17" draw:text-style-name="P10" draw:layer="layout" svg:width="3.556cm" svg:height="4.572cm" svg:x="11.43cm" svg:y="10.6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4.222cm">
          <draw:text-box>
            <text:p text:style-name="P9"><text:span text:style-name="T5">Not on the same chain</text:span></text:p>
          </draw:text-box>
        </draw:frame>
        <draw:frame draw:style-name="gr21" draw:text-style-name="P19" draw:layer="layout" svg:width="7.112cm" svg:height="2.224cm" svg:x="0.508cm" svg:y="12.192cm">
          <draw:text-box>
            <text:p text:style-name="P14"><text:span text:style-name="T9">Epoch v1</text:span></text:p>
          </draw:text-box>
        </draw:frame>
        <draw:frame draw:style-name="gr21" draw:text-style-name="P19" draw:layer="layout" svg:width="7.112cm" svg:height="2.224cm" svg:x="19.558cm" svg:y="12.192cm">
          <draw:text-box>
            <text:p text:style-name="P20"><text:span text:style-name="T9">Epoch v1</text:span></text:p>
          </draw:text-box>
        </draw:frame>
        <draw:custom-shape draw:style-name="gr14" draw:text-style-name="P2" xml:id="id53" draw:id="id53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55" draw:id="id55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3" draw:start-glue-point="2" draw:end-shape="id54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5" draw:start-glue-point="2" draw:end-shape="id56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4" draw:text-style-name="P2" xml:id="id58" draw:id="id58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0" draw:id="id60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556cm" svg:height="4.572cm" svg:x="11.684cm" svg:y="10.16cm">
          <draw:text-box>
            <text:p text:style-name="P9"><text:span text:style-name="T2">≠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1" draw:text-style-name="P19" draw:layer="layout" svg:width="7.112cm" svg:height="2.224cm" svg:x="0.508cm" svg:y="12.192cm">
          <draw:text-box>
            <text:p text:style-name="P14"><text:span text:style-name="T9">Epoch v1</text:span></text:p>
          </draw:text-box>
        </draw:frame>
        <draw:frame draw:style-name="gr21" draw:text-style-name="P19" draw:layer="layout" svg:width="7.112cm" svg:height="2.224cm" svg:x="19.558cm" svg:y="12.192cm">
          <draw:text-box>
            <text:p text:style-name="P20"><text:span text:style-name="T9">Epoch v1</text:span></text:p>
          </draw:text-box>
        </draw:frame>
        <draw:custom-shape draw:style-name="gr14" draw:text-style-name="P2" xml:id="id57" draw:id="id57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59" draw:id="id59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7" draw:start-glue-point="2" draw:end-shape="id58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9" draw:start-glue-point="2" draw:end-shape="id60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22" draw:layer="layout" svg:width="5.838cm" svg:height="1.509cm" svg:x="-0.504cm" svg:y="8.652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4" draw:text-style-name="P2" xml:id="id62" draw:id="id62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4" draw:id="id64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556cm" svg:height="4.572cm" svg:x="11.684cm" svg:y="4.826cm">
          <draw:text-box>
            <text:p text:style-name="P9"><text:span text:style-name="T2">≠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1" draw:text-style-name="P19" draw:layer="layout" svg:width="7.112cm" svg:height="2.224cm" svg:x="0.508cm" svg:y="12.192cm">
          <draw:text-box>
            <text:p text:style-name="P14"><text:span text:style-name="T9">Epoch v1</text:span></text:p>
          </draw:text-box>
        </draw:frame>
        <draw:frame draw:style-name="gr21" draw:text-style-name="P19" draw:layer="layout" svg:width="7.112cm" svg:height="2.224cm" svg:x="19.558cm" svg:y="12.192cm">
          <draw:text-box>
            <text:p text:style-name="P20"><text:span text:style-name="T9">Epoch v1</text:span></text:p>
          </draw:text-box>
        </draw:frame>
        <draw:custom-shape draw:style-name="gr14" draw:text-style-name="P2" xml:id="id61" draw:id="id61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3" draw:id="id63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1" draw:start-glue-point="2" draw:end-shape="id62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3" draw:start-glue-point="2" draw:end-shape="id64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22" draw:layer="layout" svg:width="5.838cm" svg:height="1.509cm" svg:x="-0.504cm" svg:y="8.652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7" draw:text-style-name="P10" draw:layer="layout" svg:width="3.556cm" svg:height="4.572cm" svg:x="11.684cm" svg:y="4.826cm">
          <draw:text-box>
            <text:p text:style-name="P9"><text:span text:style-name="T2">≠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23" draw:layer="layout" svg:width="19.05cm" svg:height="3.002cm" svg:x="7.62cm" svg:y="17.318cm">
          <draw:text-box>
            <text:p><text:span text:style-name="T11">1/3 validators slashed</text:span></text:p>
          </draw:text-box>
        </draw:frame>
        <draw:custom-shape draw:style-name="gr14" draw:text-style-name="P2" xml:id="id65" draw:id="id65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6" draw:id="id66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5" draw:start-glue-point="2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6" draw:start-glue-point="2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22" draw:layer="layout" svg:width="5.838cm" svg:height="1.509cm" svg:x="-0.504cm" svg:y="8.652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8">V1 = v2 or </text:span><text:span text:style-name="T7">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&gt; v2 or v1 &l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LOG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out Loss Of Gener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&g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24" draw:text-style-name="P24" xml:id="id67" draw:id="id67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68" draw:id="id68" draw:layer="layout" svg:width="3.556cm" svg:height="3.302cm" svg:x="15.748cm" svg:y="7.87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21" draw:text-style-name="P15" draw:layer="layout" svg:width="6.858cm" svg:height="2.224cm" svg:x="0.762cm" svg:y="3.872cm">
          <draw:text-box>
            <text:p text:style-name="P14"><text:span text:style-name="T6">Finalized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27" draw:text-style-name="P18" draw:layer="layout" svg:width="15.24cm" svg:height="3.713cm" svg:x="5.842cm" svg:y="11.527cm">
          <draw:text-box>
            <text:p text:style-name="P9"><text:span text:style-name="T7">v1 &gt; v2</text:span><text:span text:style-name="T7"><text:line-break/></text:span><text:span text:style-name="T7">h1 ≠ h2</text:span></text:p>
          </draw:text-box>
        </draw:frame>
        <draw:connector draw:style-name="gr4" draw:text-style-name="P2" draw:layer="layout" svg:x1="9.017cm" svg:y1="7.874cm" svg:x2="17.526cm" svg:y2="7.874cm" draw:start-shape="id67" draw:start-glue-point="2" draw:end-shape="id68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9"><text:span text:style-name="T2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24" draw:text-style-name="P24" xml:id="id69" draw:id="id69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70" draw:id="id70" draw:layer="layout" svg:width="3.556cm" svg:height="3.302cm" svg:x="15.748cm" svg:y="7.87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21" draw:text-style-name="P15" draw:layer="layout" svg:width="6.858cm" svg:height="2.224cm" svg:x="0.762cm" svg:y="3.872cm">
          <draw:text-box>
            <text:p text:style-name="P14"><text:span text:style-name="T6">Justified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27" draw:text-style-name="P18" draw:layer="layout" svg:width="15.24cm" svg:height="3.713cm" svg:x="5.842cm" svg:y="11.527cm">
          <draw:text-box>
            <text:p text:style-name="P9"><text:span text:style-name="T7">v1 &gt; v2</text:span><text:span text:style-name="T7"><text:line-break/></text:span><text:span text:style-name="T7">h1 ≠ h2</text:span></text:p>
          </draw:text-box>
        </draw:frame>
        <draw:connector draw:style-name="gr4" draw:text-style-name="P2" draw:layer="layout" svg:x1="9.017cm" svg:y1="7.874cm" svg:x2="17.526cm" svg:y2="7.874cm" draw:start-shape="id69" draw:start-glue-point="2" draw:end-shape="id70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9"><text:span text:style-name="T2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uction on v1 - v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lain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1 is justifi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e: h1 is genesis and v1 = 0<text:line-break/>(cannot be the case because v1 &gt; v2)</text:p>
              </text:list-item>
              <text:list-item>
                <text:p>Case:</text:p>
              </text:list-item>
            </text:list>
          </draw:text-box>
        </draw:frame>
        <draw:custom-shape draw:style-name="gr28" draw:text-style-name="P2" xml:id="id71" draw:id="id71" draw:layer="layout" svg:width="1.524cm" svg:height="1.27cm" svg:x="11.43cm" svg:y="8.89cm">
          <text:p text:style-name="P2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xml:id="id72" draw:id="id72" draw:layer="layout" svg:width="1.497cm" svg:height="1.27cm" svg:x="11.44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xml:id="id74" draw:id="id74" draw:layer="layout" svg:width="2.54cm" svg:height="1.27cm" svg:x="10.922cm" svg:y="13.716cm">
          <text:p text:style-name="P2">justified</text:p>
          <draw:enhanced-geometry svg:viewBox="0 0 21600 21600" draw:type="rectangle" draw:enhanced-path="M 0 0 L 21600 0 21600 21600 0 21600 0 0 Z N"/>
        </draw:custom-shape>
        <draw:custom-shape draw:style-name="gr31" draw:text-style-name="P2" xml:id="id73" draw:id="id73" draw:layer="layout" svg:width="1.397cm" svg:height="1.27cm" svg:x="11.494cm" svg:y="12.192cm">
          <text:p/>
          <draw:enhanced-geometry svg:viewBox="0 0 21600 21600" draw:type="rectangle" draw:enhanced-path="M 0 0 L 21600 0 21600 21600 0 21600 0 0 Z N"/>
        </draw:custom-shape>
        <draw:polyline draw:style-name="gr12" draw:text-style-name="P3" draw:layer="layout" svg:width="3.338cm" svg:height="4.247cm" draw:transform="rotate (-2.96182374063438) translate (11.4276261189058cm 13.8319525376604cm)" svg:viewBox="0 0 3339 4248" draw:points="0,4248 2840,4248 3339,1499 772,0">
          <text:p/>
        </draw:polyline>
        <draw:connector draw:style-name="gr4" draw:text-style-name="P2" draw:layer="layout" svg:x1="12.192cm" svg:y1="10.16cm" svg:x2="12.192cm" svg:y2="10.668cm" draw:start-shape="id71" draw:start-glue-point="2" draw:end-shape="id72" draw:end-glue-point="0" svg:d="M12192 10160v508" svg:viewBox="0 0 1 509">
          <text:p/>
        </draw:connector>
        <draw:connector draw:style-name="gr4" draw:text-style-name="P2" draw:layer="layout" svg:x1="12.192cm" svg:y1="11.938cm" svg:x2="12.192cm" svg:y2="12.192cm" draw:start-shape="id72" draw:start-glue-point="2" draw:end-shape="id73" draw:end-glue-point="0" svg:d="M12192 11938v254" svg:viewBox="0 0 1 255">
          <text:p/>
        </draw:connector>
        <draw:connector draw:style-name="gr4" draw:text-style-name="P2" draw:layer="layout" svg:x1="12.192cm" svg:y1="13.462cm" svg:x2="12.192cm" svg:y2="13.716cm" draw:start-shape="id73" draw:start-glue-point="2" draw:end-shape="id74" draw:end-glue-point="0" svg:d="M12192 13462v254" svg:viewBox="0 0 1 255">
          <text:p/>
        </draw:connector>
        <draw:frame presentation:style-name="pr5" draw:text-style-name="P22" draw:layer="layout" svg:width="5.838cm" svg:height="1.509cm" svg:x="2.036cm" svg:y="10.937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24" draw:text-style-name="P24" xml:id="id75" draw:id="id75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76" draw:id="id76" draw:layer="layout" svg:width="3.556cm" svg:height="3.302cm" svg:x="15.748cm" svg:y="7.87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32" draw:text-style-name="P26" draw:layer="layout" svg:width="6.858cm" svg:height="3.079cm" svg:x="0.762cm" svg:y="11.938cm">
          <draw:text-box>
            <text:p text:style-name="P14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33" draw:text-style-name="P18" draw:layer="layout" svg:width="15.24cm" svg:height="1.982cm" svg:x="11.684cm" svg:y="12.242cm">
          <draw:text-box>
            <text:p text:style-name="P9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526cm" svg:y2="7.874cm" draw:start-shape="id75" draw:start-glue-point="2" draw:end-shape="id76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9"><text:span text:style-name="T2">×</text:span></text:p>
          </draw:text-box>
        </draw:frame>
        <draw:custom-shape draw:style-name="gr34" draw:text-style-name="P25" xml:id="id77" draw:id="id77" draw:layer="layout" svg:width="3.356cm" svg:height="3.302cm" svg:x="7.366cm" svg:y="10.622cm">
          <text:p text:style-name="P2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77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2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35" draw:text-style-name="P27" draw:layer="layout" svg:width="28.194cm" svg:height="1.665cm" svg:x="0cm" svg:y="14.986cm">
          <draw:text-box>
            <text:p text:style-name="P9"><text:span text:style-name="T15">pre &gt; v2 or pre = v2 or pre &l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35" draw:text-style-name="P27" draw:layer="layout" svg:width="28.194cm" svg:height="1.665cm" svg:x="0cm" svg:y="14.986cm">
          <draw:text-box>
            <text:p text:style-name="P9"><text:span text:style-name="T15">pre &gt; v2</text:span><text:span text:style-name="T16"> <text:s/>or pre = v2 +1 or pre = v2 or pre &lt; v2</text:span></text:p>
          </draw:text-box>
        </draw:frame>
        <draw:custom-shape draw:style-name="gr24" draw:text-style-name="P24" xml:id="id78" draw:id="id78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79" draw:id="id79" draw:layer="layout" svg:width="3.556cm" svg:height="3.302cm" svg:x="16.002cm" svg:y="11.48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32" draw:text-style-name="P26" draw:layer="layout" svg:width="6.858cm" svg:height="3.079cm" svg:x="0.762cm" svg:y="11.938cm">
          <draw:text-box>
            <text:p text:style-name="P14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11.2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12.798cm">
          <draw:text-box>
            <text:p text:style-name="P14"><text:span text:style-name="T7">Epoch v2</text:span></text:p>
          </draw:text-box>
        </draw:frame>
        <draw:frame draw:style-name="gr33" draw:text-style-name="P18" draw:layer="layout" svg:width="15.24cm" svg:height="1.982cm" svg:x="11.938cm" svg:y="14.782cm">
          <draw:text-box>
            <text:p text:style-name="P9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78" draw:start-glue-point="2" draw:end-shape="id79" draw:end-glue-point="0" svg:d="M9017 7874v1803h8763v1803" svg:viewBox="0 0 8764 3607">
          <text:p/>
        </draw:connector>
        <draw:frame draw:style-name="gr17" draw:text-style-name="P10" draw:layer="layout" svg:width="3.556cm" svg:height="4.572cm" svg:x="11.176cm" svg:y="7.366cm">
          <draw:text-box>
            <text:p text:style-name="P9"><text:span text:style-name="T2">×</text:span></text:p>
          </draw:text-box>
        </draw:frame>
        <draw:custom-shape draw:style-name="gr34" draw:text-style-name="P25" xml:id="id80" draw:id="id80" draw:layer="layout" svg:width="3.356cm" svg:height="3.302cm" svg:x="7.366cm" svg:y="10.622cm">
          <text:p text:style-name="P2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0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2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35" draw:text-style-name="P27" draw:layer="layout" svg:width="7.112cm" svg:height="1.665cm" svg:x="0cm" svg:y="14.986cm">
          <draw:text-box>
            <text:p text:style-name="P9"><text:span text:style-name="T15">pre &gt; v2</text:span></text:p>
          </draw:text-box>
        </draw:frame>
        <draw:custom-shape draw:style-name="gr24" draw:text-style-name="P24" xml:id="id81" draw:id="id81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82" draw:id="id82" draw:layer="layout" svg:width="3.556cm" svg:height="3.302cm" svg:x="16.002cm" svg:y="11.48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32" draw:text-style-name="P26" draw:layer="layout" svg:width="6.858cm" svg:height="3.079cm" svg:x="0.762cm" svg:y="11.938cm">
          <draw:text-box>
            <text:p text:style-name="P14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11.2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12.798cm">
          <draw:text-box>
            <text:p text:style-name="P14"><text:span text:style-name="T7">Epoch v2</text:span></text:p>
          </draw:text-box>
        </draw:frame>
        <draw:frame draw:style-name="gr33" draw:text-style-name="P18" draw:layer="layout" svg:width="15.24cm" svg:height="1.982cm" svg:x="11.938cm" svg:y="14.782cm">
          <draw:text-box>
            <text:p text:style-name="P9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1" draw:start-glue-point="2" draw:end-shape="id82" draw:end-glue-point="0" svg:d="M9017 7874v1803h8763v1803" svg:viewBox="0 0 8764 3607">
          <text:p/>
        </draw:connector>
        <draw:frame draw:style-name="gr17" draw:text-style-name="P10" draw:layer="layout" svg:width="3.556cm" svg:height="4.572cm" svg:x="11.176cm" svg:y="7.62cm">
          <draw:text-box>
            <text:p text:style-name="P9"><text:span text:style-name="T2">×</text:span></text:p>
          </draw:text-box>
        </draw:frame>
        <draw:custom-shape draw:style-name="gr34" draw:text-style-name="P25" xml:id="id83" draw:id="id83" draw:layer="layout" svg:width="3.356cm" svg:height="3.302cm" svg:x="7.366cm" svg:y="10.622cm">
          <text:p text:style-name="P2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3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2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35" draw:text-style-name="P27" draw:layer="layout" svg:width="4.318cm" svg:height="1.665cm" svg:x="7.112cm" svg:y="14.986cm">
          <draw:text-box>
            <text:p text:style-name="P9"><text:span text:style-name="T15">j ≠ h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35" draw:text-style-name="P27" draw:layer="layout" svg:width="7.112cm" svg:height="1.665cm" svg:x="0cm" svg:y="14.986cm">
          <draw:text-box>
            <text:p text:style-name="P9"><text:span text:style-name="T15">pre &gt; v2</text:span></text:p>
          </draw:text-box>
        </draw:frame>
        <draw:custom-shape draw:style-name="gr24" draw:text-style-name="P24" xml:id="id84" draw:id="id84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85" draw:id="id85" draw:layer="layout" svg:width="3.556cm" svg:height="3.302cm" svg:x="16.002cm" svg:y="11.48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32" draw:text-style-name="P26" draw:layer="layout" svg:width="6.858cm" svg:height="3.079cm" svg:x="0.762cm" svg:y="11.938cm">
          <draw:text-box>
            <text:p text:style-name="P14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11.2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12.798cm">
          <draw:text-box>
            <text:p text:style-name="P14"><text:span text:style-name="T7">Epoch v2</text:span></text:p>
          </draw:text-box>
        </draw:frame>
        <draw:frame draw:style-name="gr33" draw:text-style-name="P18" draw:layer="layout" svg:width="15.24cm" svg:height="1.982cm" svg:x="11.938cm" svg:y="14.782cm">
          <draw:text-box>
            <text:p text:style-name="P9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4" draw:start-glue-point="2" draw:end-shape="id85" draw:end-glue-point="0" svg:d="M9017 7874v1803h8763v1803" svg:viewBox="0 0 8764 3607">
          <text:p/>
        </draw:connector>
        <draw:frame draw:style-name="gr17" draw:text-style-name="P10" draw:layer="layout" svg:width="3.556cm" svg:height="4.572cm" svg:x="11.176cm" svg:y="7.366cm">
          <draw:text-box>
            <text:p text:style-name="P9"><text:span text:style-name="T2">×</text:span></text:p>
          </draw:text-box>
        </draw:frame>
        <draw:custom-shape draw:style-name="gr34" draw:text-style-name="P25" xml:id="id86" draw:id="id86" draw:layer="layout" svg:width="3.356cm" svg:height="3.302cm" svg:x="7.366cm" svg:y="10.622cm">
          <text:p text:style-name="P2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6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2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35" draw:text-style-name="P27" draw:layer="layout" svg:width="4.318cm" svg:height="1.665cm" svg:x="7.112cm" svg:y="14.986cm">
          <draw:text-box>
            <text:p text:style-name="P9"><text:span text:style-name="T15">j ≠ h2</text:span></text:p>
          </draw:text-box>
        </draw:frame>
        <draw:connector draw:style-name="gr4" draw:text-style-name="P2" draw:layer="layout" svg:x1="10.722cm" svg:y1="12.273cm" svg:x2="16.002cm" svg:y2="13.131cm" draw:start-shape="id86" draw:end-shape="id85" draw:end-glue-point="3" svg:d="M10722 12273h2640v858h2640" svg:viewBox="0 0 5281 859">
          <text:p/>
        </draw:connector>
        <draw:frame draw:style-name="gr17" draw:text-style-name="P10" draw:layer="layout" svg:width="3.556cm" svg:height="4.572cm" svg:x="11.176cm" svg:y="10.21cm">
          <draw:text-box>
            <text:p text:style-name="P9"><text:span text:style-name="T2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24" draw:text-style-name="P24" xml:id="id87" draw:id="id87" draw:layer="layout" svg:width="3.302cm" svg:height="3.302cm" svg:x="7.366cm" svg:y="4.572cm">
          <text:p text:style-name="P2"><text:span text:style-name="T12">j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88" draw:id="id88" draw:layer="layout" svg:width="3.556cm" svg:height="3.302cm" svg:x="15.748cm" svg:y="7.87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21" draw:text-style-name="P15" draw:layer="layout" svg:width="6.858cm" svg:height="2.224cm" svg:x="0.762cm" svg:y="3.872cm">
          <draw:text-box>
            <text:p text:style-name="P14"><text:span text:style-name="T6">Justified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Finalized</text:span></text:p>
          </draw:text-box>
        </draw:frame>
        <draw:frame draw:style-name="gr27" draw:text-style-name="P17" draw:layer="layout" svg:width="7.112cm" svg:height="3.713cm" svg:x="0.508cm" svg:y="5.904cm">
          <draw:text-box>
            <text:p text:style-name="P14"><text:span text:style-name="T7">Epoch pre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27" draw:text-style-name="P18" draw:layer="layout" svg:width="15.24cm" svg:height="3.713cm" svg:x="5.842cm" svg:y="11.527cm">
          <draw:text-box>
            <text:p text:style-name="P9"><text:span text:style-name="T7">pre &gt; v2</text:span><text:span text:style-name="T7"><text:line-break/></text:span><text:span text:style-name="T7">j ≠ h2</text:span></text:p>
          </draw:text-box>
        </draw:frame>
        <draw:connector draw:style-name="gr4" draw:text-style-name="P2" draw:layer="layout" svg:x1="9.017cm" svg:y1="7.874cm" svg:x2="17.526cm" svg:y2="7.874cm" draw:start-shape="id87" draw:start-glue-point="2" draw:end-shape="id88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9"><text:span text:style-name="T2">×</text:span></text:p>
          </draw:text-box>
        </draw:frame>
        <draw:frame draw:style-name="gr36" draw:text-style-name="P28" draw:layer="layout" svg:width="22.352cm" svg:height="1.728cm" svg:x="3.048cm" svg:y="15.24cm">
          <draw:text-box>
            <text:p><text:span text:style-name="T17">The same thing, with a smaller v1 (now pre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24" draw:text-style-name="P24" xml:id="id89" draw:id="id89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90" draw:id="id90" draw:layer="layout" svg:width="3.556cm" svg:height="3.302cm" svg:x="15.494cm" svg:y="10.71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32" draw:text-style-name="P26" draw:layer="layout" svg:width="6.858cm" svg:height="3.079cm" svg:x="0.762cm" svg:y="11.938cm">
          <draw:text-box>
            <text:p text:style-name="P14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10.1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11.698cm">
          <draw:text-box>
            <text:p text:style-name="P14"><text:span text:style-name="T7">Epoch v2</text:span></text:p>
          </draw:text-box>
        </draw:frame>
        <draw:frame draw:style-name="gr33" draw:text-style-name="P18" draw:layer="layout" svg:width="15.24cm" svg:height="1.982cm" svg:x="11.684cm" svg:y="14.942cm">
          <draw:text-box>
            <text:p text:style-name="P9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272cm" svg:y2="10.714cm" draw:start-shape="id89" draw:start-glue-point="2" draw:end-shape="id90" draw:end-glue-point="0" svg:d="M9017 7874v1420h8255v1420" svg:viewBox="0 0 8256 2841">
          <text:p/>
        </draw:connector>
        <draw:frame draw:style-name="gr17" draw:text-style-name="P10" draw:layer="layout" svg:width="3.556cm" svg:height="4.572cm" svg:x="11.43cm" svg:y="7.112cm">
          <draw:text-box>
            <text:p text:style-name="P9"><text:span text:style-name="T2">×</text:span></text:p>
          </draw:text-box>
        </draw:frame>
        <draw:custom-shape draw:style-name="gr34" draw:text-style-name="P25" xml:id="id91" draw:id="id91" draw:layer="layout" svg:width="3.356cm" svg:height="3.302cm" svg:x="7.366cm" svg:y="10.622cm">
          <text:p text:style-name="P2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1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2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37" draw:text-style-name="P27" draw:layer="layout" svg:width="5.842cm" svg:height="1.778cm" svg:x="0cm" svg:y="14.986cm">
          <draw:text-box>
            <text:p text:style-name="P9"><text:span text:style-name="T15">pre =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24" draw:text-style-name="P24" xml:id="id92" draw:id="id92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93" draw:id="id93" draw:layer="layout" svg:width="3.556cm" svg:height="3.302cm" svg:x="15.494cm" svg:y="10.71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32" draw:text-style-name="P26" draw:layer="layout" svg:width="6.858cm" svg:height="3.079cm" svg:x="0.762cm" svg:y="11.938cm">
          <draw:text-box>
            <text:p text:style-name="P14"><text:span text:style-name="T14">Justified at Epoch v2</text:span></text:p>
          </draw:text-box>
        </draw:frame>
        <draw:frame draw:style-name="gr26" draw:text-style-name="P16" draw:layer="layout" svg:width="7.112cm" svg:height="2.481cm" svg:x="19.558cm" svg:y="10.1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11.698cm">
          <draw:text-box>
            <text:p text:style-name="P14"><text:span text:style-name="T7">Epoch v2</text:span></text:p>
          </draw:text-box>
        </draw:frame>
        <draw:connector draw:style-name="gr4" draw:text-style-name="P2" draw:layer="layout" svg:x1="9.017cm" svg:y1="7.874cm" svg:x2="17.272cm" svg:y2="10.714cm" draw:start-shape="id92" draw:start-glue-point="2" draw:end-shape="id93" draw:end-glue-point="0" svg:d="M9017 7874v1420h8255v1420" svg:viewBox="0 0 8256 2841">
          <text:p/>
        </draw:connector>
        <draw:frame draw:style-name="gr17" draw:text-style-name="P10" draw:layer="layout" svg:width="3.556cm" svg:height="4.572cm" svg:x="11.43cm" svg:y="7.112cm">
          <draw:text-box>
            <text:p text:style-name="P9"><text:span text:style-name="T2">×</text:span></text:p>
          </draw:text-box>
        </draw:frame>
        <draw:custom-shape draw:style-name="gr34" draw:text-style-name="P25" xml:id="id94" draw:id="id94" draw:layer="layout" svg:width="3.356cm" svg:height="3.302cm" svg:x="7.366cm" svg:y="10.622cm">
          <text:p text:style-name="P2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4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2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38" draw:text-style-name="P11" draw:layer="layout" svg:width="2.54cm" svg:height="2.846cm" svg:x="12.192cm" svg:y="10.616cm">
          <draw:text-box>
            <text:p><text:span text:style-name="T3">≠</text:span></text:p>
          </draw:text-box>
        </draw:frame>
        <draw:frame draw:style-name="gr36" draw:text-style-name="P28" draw:layer="layout" svg:width="22.352cm" svg:height="1.728cm" svg:x="2.286cm" svg:y="15.24cm">
          <draw:text-box>
            <text:p><text:span text:style-name="T17">Different blocks are justified on the same bloc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24" draw:text-style-name="P24" xml:id="id95" draw:id="id95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96" draw:id="id96" draw:layer="layout" svg:width="3.556cm" svg:height="3.302cm" svg:x="15.748cm" svg:y="7.87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32" draw:text-style-name="P26" draw:layer="layout" svg:width="6.858cm" svg:height="3.079cm" svg:x="0.762cm" svg:y="11.938cm">
          <draw:text-box>
            <text:p text:style-name="P14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33" draw:text-style-name="P18" draw:layer="layout" svg:width="15.24cm" svg:height="1.982cm" svg:x="11.684cm" svg:y="12.242cm">
          <draw:text-box>
            <text:p text:style-name="P9"><text:span text:style-name="T7">v1 &gt; v2 <text:s text:c="4"/>h1 ≠ h2</text:span></text:p>
          </draw:text-box>
        </draw:frame>
        <draw:connector draw:style-name="gr4" draw:text-style-name="P2" draw:layer="layout" svg:x1="9.017cm" svg:y1="7.874cm" svg:x2="17.526cm" svg:y2="7.874cm" draw:start-shape="id95" draw:start-glue-point="2" draw:end-shape="id96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9"><text:span text:style-name="T2">×</text:span></text:p>
          </draw:text-box>
        </draw:frame>
        <draw:custom-shape draw:style-name="gr34" draw:text-style-name="P25" xml:id="id97" draw:id="id97" draw:layer="layout" svg:width="3.356cm" svg:height="3.302cm" svg:x="7.366cm" svg:y="10.622cm">
          <text:p text:style-name="P2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7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2cm 11.665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3cm" svg:y="8.77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35" draw:text-style-name="P27" draw:layer="layout" svg:width="7.874cm" svg:height="1.665cm" svg:x="20.32cm" svg:y="14.986cm">
          <draw:text-box>
            <text:p text:style-name="P9"><text:span text:style-name="T15">pre &l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24" draw:text-style-name="P24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100" draw:id="id100" draw:layer="layout" svg:width="3.556cm" svg:height="3.302cm" svg:x="15.748cm" svg:y="8.128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2" draw:text-style-name="P26" draw:layer="layout" svg:width="6.858cm" svg:height="3.079cm" svg:x="0.762cm" svg:y="11.938cm">
          <draw:text-box>
            <text:p text:style-name="P14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Justifi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custom-shape draw:style-name="gr34" draw:text-style-name="P25" xml:id="id98" draw:id="id98" draw:layer="layout" svg:width="3.356cm" svg:height="3.302cm" svg:x="7.366cm" svg:y="10.622cm">
          <text:p text:style-name="P2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8" draw:end-glue-point="0" svg:d="M9018 7874v1124h26v1624" svg:viewBox="0 0 27 2749">
          <text:p/>
        </draw:connector>
        <draw:frame draw:style-name="gr35" draw:text-style-name="P27" draw:layer="layout" svg:width="7.874cm" svg:height="1.665cm" svg:x="20.32cm" svg:y="14.986cm">
          <draw:text-box>
            <text:p text:style-name="P9"><text:span text:style-name="T15">pre &lt; v2</text:span></text:p>
          </draw:text-box>
        </draw:frame>
        <draw:frame draw:style-name="gr35" draw:text-style-name="P27" draw:layer="layout" svg:width="17.526cm" svg:height="1.665cm" svg:x="2.794cm" svg:y="15.24cm">
          <draw:text-box>
            <text:p text:style-name="P9"><text:span text:style-name="T15"><text:s/></text:span><text:span text:style-name="T15">v1 &gt; v2 + 1 <text:s text:c="2"/>or <text:s/>v1 = v2 + 1</text:span></text:p>
          </draw:text-box>
        </draw:frame>
        <draw:custom-shape draw:style-name="gr25" draw:text-style-name="P24" xml:id="id99" draw:id="id99" draw:layer="layout" svg:width="3.556cm" svg:height="3.302cm" svg:x="15.748cm" svg:y="4.318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7.62cm" svg:x2="17.526cm" svg:y2="8.128cm" draw:start-shape="id99" draw:start-glue-point="2" draw:end-shape="id100" draw:end-glue-point="0" svg:d="M17526 7620v508" svg:viewBox="0 0 1 509">
          <text:p/>
        </draw:connector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39" draw:text-style-name="P17" draw:layer="layout" svg:width="9.144cm" svg:height="2.032cm" svg:x="18.796cm" svg:y="4.826cm">
          <draw:text-box>
            <text:p text:style-name="P14"><text:span text:style-name="T7">Epoch v2+1</text:span></text:p>
          </draw:text-box>
        </draw:frame>
        <draw:polyline draw:style-name="gr12" draw:text-style-name="P3" draw:layer="layout" svg:width="3.338cm" svg:height="4.247cm" draw:transform="rotate (-2.96182374063438) translate (7.92962611890582cm 11.699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2cm" svg:y="8.805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10.414cm" svg:y="7.005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24" draw:text-style-name="P24" xml:id="id101" draw:id="id101" draw:layer="layout" svg:width="3.302cm" svg:height="3.302cm" svg:x="7.366cm" svg:y="3.30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104" draw:id="id104" draw:layer="layout" svg:width="3.556cm" svg:height="3.302cm" svg:x="15.748cm" svg:y="8.928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2" draw:text-style-name="P26" draw:layer="layout" svg:width="6.858cm" svg:height="3.079cm" svg:x="0.762cm" svg:y="11.938cm">
          <draw:text-box>
            <text:p text:style-name="P14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8.674cm">
          <draw:text-box>
            <text:p><text:span text:style-name="T6">Justified</text:span></text:p>
          </draw:text-box>
        </draw:frame>
        <draw:frame draw:style-name="gr21" draw:text-style-name="P17" draw:layer="layout" svg:width="7.112cm" svg:height="2.224cm" svg:x="0.254cm" svg:y="3.81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10.198cm">
          <draw:text-box>
            <text:p text:style-name="P14"><text:span text:style-name="T7">Epoch v2</text:span></text:p>
          </draw:text-box>
        </draw:frame>
        <draw:custom-shape draw:style-name="gr34" draw:text-style-name="P25" xml:id="id102" draw:id="id102" draw:layer="layout" svg:width="3.356cm" svg:height="3.302cm" svg:x="7.366cm" svg:y="10.622cm">
          <text:p text:style-name="P2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7cm" svg:y1="6.604cm" svg:x2="9.044cm" svg:y2="10.622cm" draw:start-shape="id101" draw:start-glue-point="2" draw:end-shape="id102" draw:end-glue-point="0" svg:d="M9017 6604v2009h27v2009" svg:viewBox="0 0 28 4019">
          <text:p/>
        </draw:connector>
        <draw:frame draw:style-name="gr35" draw:text-style-name="P27" draw:layer="layout" svg:width="7.874cm" svg:height="1.665cm" svg:x="20.32cm" svg:y="14.986cm">
          <draw:text-box>
            <text:p text:style-name="P9"><text:span text:style-name="T15">pre &lt; v2</text:span></text:p>
          </draw:text-box>
        </draw:frame>
        <draw:frame draw:style-name="gr35" draw:text-style-name="P27" draw:layer="layout" svg:width="17.526cm" svg:height="1.665cm" svg:x="2.794cm" svg:y="15.24cm">
          <draw:text-box>
            <text:p text:style-name="P9"><text:span text:style-name="T15"><text:s/></text:span><text:span text:style-name="T15">v1 &gt; v2 + 1</text:span></text:p>
          </draw:text-box>
        </draw:frame>
        <draw:custom-shape draw:style-name="gr15" draw:text-style-name="P24" xml:id="id103" draw:id="id103" draw:layer="layout" svg:width="3.556cm" svg:height="3.302cm" svg:x="15.748cm" svg:y="5.11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8.42cm" svg:x2="17.526cm" svg:y2="8.928cm" draw:start-shape="id103" draw:start-glue-point="2" draw:end-shape="id104" draw:end-glue-point="0" svg:d="M17526 8420v508" svg:viewBox="0 0 1 509">
          <text:p/>
        </draw:connector>
        <draw:frame draw:style-name="gr21" draw:text-style-name="P17" draw:layer="layout" svg:width="7.112cm" svg:height="2.224cm" svg:x="19.304cm" svg:y="10.198cm">
          <draw:text-box>
            <text:p text:style-name="P14"><text:span text:style-name="T7">Epoch v2</text:span></text:p>
          </draw:text-box>
        </draw:frame>
        <draw:frame draw:style-name="gr39" draw:text-style-name="P17" draw:layer="layout" svg:width="9.144cm" svg:height="2.032cm" svg:x="18.796cm" svg:y="5.626cm">
          <draw:text-box>
            <text:p text:style-name="P14"><text:span text:style-name="T7">Epoch v2+1</text:span></text:p>
          </draw:text-box>
        </draw:frame>
        <draw:polyline draw:style-name="gr12" draw:text-style-name="P3" draw:layer="layout" svg:width="3.627cm" svg:height="6.3cm" draw:transform="skewX (0.122347580564803) rotate (-2.89096337300341) translate (8.17813221788246cm 11.6300841478035cm)" svg:viewBox="0 0 3628 6301" draw:points="0,6300 3087,6301 3628,2224 838,0">
          <text:p/>
        </draw:polyline>
        <draw:frame presentation:style-name="pr5" draw:text-style-name="P22" draw:layer="layout" svg:width="5.838cm" svg:height="1.509cm" svg:x="-0.962cm" svg:y="8.805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10.699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10.414cm" svg:y="7.805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36" draw:text-style-name="P28" draw:layer="layout" svg:width="9.398cm" svg:height="1.728cm" svg:x="15.748cm" svg:y="12.75cm">
          <draw:text-box>
            <text:p><text:span text:style-name="T17">No surround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24" draw:text-style-name="P24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107" draw:id="id107" draw:layer="layout" svg:width="3.556cm" svg:height="3.302cm" svg:x="15.748cm" svg:y="8.128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2" draw:text-style-name="P26" draw:layer="layout" svg:width="6.858cm" svg:height="3.079cm" svg:x="0.762cm" svg:y="11.938cm">
          <draw:text-box>
            <text:p text:style-name="P14"><text:span text:style-name="T14">Justified at Epoch pre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Justifi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custom-shape draw:style-name="gr34" draw:text-style-name="P25" xml:id="id105" draw:id="id105" draw:layer="layout" svg:width="3.356cm" svg:height="3.302cm" svg:x="7.366cm" svg:y="10.622cm">
          <text:p text:style-name="P2"><text:span text:style-name="T13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105" draw:end-glue-point="0" svg:d="M9018 7874v1124h26v1624" svg:viewBox="0 0 27 2749">
          <text:p/>
        </draw:connector>
        <draw:frame draw:style-name="gr35" draw:text-style-name="P27" draw:layer="layout" svg:width="7.874cm" svg:height="1.665cm" svg:x="20.32cm" svg:y="14.986cm">
          <draw:text-box>
            <text:p text:style-name="P9"><text:span text:style-name="T15">pre &lt; v2</text:span></text:p>
          </draw:text-box>
        </draw:frame>
        <draw:frame draw:style-name="gr35" draw:text-style-name="P27" draw:layer="layout" svg:width="17.526cm" svg:height="1.665cm" svg:x="2.794cm" svg:y="15.24cm">
          <draw:text-box>
            <text:p text:style-name="P9"><text:span text:style-name="T15"><text:s/></text:span><text:span text:style-name="T15">v1 = v2 + 1</text:span></text:p>
          </draw:text-box>
        </draw:frame>
        <draw:custom-shape draw:style-name="gr15" draw:text-style-name="P24" xml:id="id106" draw:id="id106" draw:layer="layout" svg:width="3.556cm" svg:height="3.302cm" svg:x="15.748cm" svg:y="4.31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7.62cm" svg:x2="17.526cm" svg:y2="8.128cm" draw:start-shape="id106" draw:start-glue-point="2" draw:end-shape="id107" draw:end-glue-point="0" svg:d="M17526 7620v508" svg:viewBox="0 0 1 509">
          <text:p/>
        </draw:connector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39" draw:text-style-name="P17" draw:layer="layout" svg:width="9.144cm" svg:height="2.032cm" svg:x="18.796cm" svg:y="4.826cm">
          <draw:text-box>
            <text:p text:style-name="P14"><text:span text:style-name="T7">Epoch v2+1</text:span></text:p>
          </draw:text-box>
        </draw:frame>
        <draw:polyline draw:style-name="gr12" draw:text-style-name="P3" draw:layer="layout" svg:width="3.338cm" svg:height="4.247cm" draw:transform="rotate (-2.96182374063438) translate (7.92962611890582cm 11.699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-0.962cm" svg:y="8.805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22" draw:layer="layout" svg:width="5.838cm" svg:height="1.509cm" svg:x="10.414cm" svg:y="7.005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draw:style-name="gr40" draw:text-style-name="P28" draw:layer="layout" svg:width="11.176cm" svg:height="1.474cm" svg:x="13.97cm" svg:y="12.75cm">
          <draw:text-box>
            <text:p><text:span text:style-name="T17">No double vot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whole proof has been mechanized.</text:p>
                <text:p/>
              </text:list-item>
            </text:list>
          </draw:text-box>
        </draw:frame>
        <draw:frame draw:style-name="standard" draw:layer="layout" svg:width="23.5cm" svg:height="5.704cm" svg:x="1.988cm" svg:y="11.4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/>
              <table:table-cell>
                <text:p>Safety</text:p>
              </table:table-cell>
              <table:table-cell>
                <text:p>Plausible Liveness</text:p>
              </table:table-cell>
              <table:table-cell>
                <text:p>Safety</text:p>
              </table:table-cell>
              <table:table-cell>
                <text:p>Plausible Liveness</text:p>
              </table:table-cell>
            </table:table-row>
            <table:table-row table:style-name="ro2" table:default-cell-style-name="gray2">
              <table:table-cell>
                <text:p>2-message Casper</text:p>
              </table:table-cell>
              <table:table-cell>
                <text:p>done</text:p>
              </table:table-cell>
              <table:table-cell>
                <text:p>done</text:p>
              </table:table-cell>
              <table:table-cell>
                <text:p>done</text:p>
              </table:table-cell>
              <table:table-cell>
                <text:p>?</text:p>
              </table:table-cell>
            </table:table-row>
            <table:table-row table:style-name="ro3" table:default-cell-style-name="gray1">
              <table:table-cell>
                <text:p>1-message<text:line-break/>Casper</text:p>
              </table:table-cell>
              <table:table-cell>
                <text:p>done</text:p>
              </table:table-cell>
              <table:table-cell>
                <text:p>Not yet</text:p>
              </table:table-cell>
              <table:table-cell>
                <text:p>Not yet</text:p>
              </table:table-cell>
              <table:table-cell>
                <text:p>Not y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ynamic validator 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ont-set and back-set</text:p>
          </draw:text-box>
        </draw:frame>
        <draw:custom-shape draw:style-name="gr41" draw:text-style-name="P3" draw:layer="layout" svg:width="4.572cm" svg:height="6.604cm" svg:x="7.112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1.778cm" svg:height="1.778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.778cm" svg:height="1.778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.778cm" svg:height="1.778cm" svg:x="16.764cm" svg:y="10.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.778cm" svg:height="1.778cm" svg:x="16.764cm" svg:y="12.4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.778cm" svg:height="1.778cm" svg:x="16.764cm" svg:y="14.73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.778cm" svg:height="1.778cm" svg:x="16.764cm" svg:y="17.018cm">
          <text:p/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17.78cm" svg:y1="7.366cm" svg:x2="17.78cm" svg:y2="7.874cm">
          <text:p/>
        </draw:line>
        <draw:line draw:style-name="gr43" draw:text-style-name="P3" draw:layer="layout" svg:x1="17.78cm" svg:y1="9.666cm" svg:x2="17.78cm" svg:y2="10.174cm">
          <text:p/>
        </draw:line>
        <draw:line draw:style-name="gr43" draw:text-style-name="P3" draw:layer="layout" svg:x1="17.78cm" svg:y1="11.966cm" svg:x2="17.78cm" svg:y2="12.474cm">
          <text:p/>
        </draw:line>
        <draw:line draw:style-name="gr43" draw:text-style-name="P3" draw:layer="layout" svg:x1="17.78cm" svg:y1="14.224cm" svg:x2="17.78cm" svg:y2="14.732cm">
          <text:p/>
        </draw:line>
        <draw:line draw:style-name="gr43" draw:text-style-name="P3" draw:layer="layout" svg:x1="17.78cm" svg:y1="16.51cm" svg:x2="17.78cm" svg:y2="17.018cm">
          <text:p/>
        </draw:line>
        <draw:g>
          <draw:path draw:style-name="gr43" draw:text-style-name="P3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43" draw:text-style-name="P3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43" draw:text-style-name="P3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43" draw:text-style-name="P3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g>
          <draw:path draw:style-name="gr43" draw:text-style-name="P3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43" draw:text-style-name="P3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43" draw:text-style-name="P3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43" draw:text-style-name="P3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custom-shape draw:style-name="gr44" draw:text-style-name="P3" draw:layer="layout" svg:width="4.572cm" svg:height="6.604cm" svg:x="6.0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4.572cm" svg:height="6.604cm" svg:x="6.097cm" svg:y="12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572cm" svg:height="6.604cm" svg:x="5.334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23T17:52:11.477283705</dc:date>
    <meta:editing-duration>P4DT31M24S</meta:editing-duration>
    <meta:editing-cycles>250</meta:editing-cycles>
    <meta:generator>LibreOffice/5.3.1.2$Linux_X86_64 LibreOffice_project/30m0$Build-2</meta:generator>
    <meta:document-statistic meta:object-count="713"/>
  </office:meta>
</office:document-meta>
</file>